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1e5" officeooo:paragraph-rsid="001011e5"/>
    </style:style>
    <style:style style:name="P2" style:family="paragraph" style:parent-style-name="Standard">
      <style:text-properties officeooo:rsid="001011e5" officeooo:paragraph-rsid="0010e28c"/>
    </style:style>
    <style:style style:name="P3" style:family="paragraph" style:parent-style-name="Standard">
      <style:text-properties officeooo:rsid="001011e5" officeooo:paragraph-rsid="00127877"/>
    </style:style>
    <style:style style:name="P4" style:family="paragraph" style:parent-style-name="Standard">
      <style:text-properties officeooo:rsid="00107644" officeooo:paragraph-rsid="00107644"/>
    </style:style>
    <style:style style:name="P5" style:family="paragraph" style:parent-style-name="Standard">
      <style:text-properties officeooo:rsid="0010e28c" officeooo:paragraph-rsid="0010e28c"/>
    </style:style>
    <style:style style:name="P6" style:family="paragraph" style:parent-style-name="Standard">
      <style:text-properties officeooo:rsid="00127877" officeooo:paragraph-rsid="00127877"/>
    </style:style>
    <style:style style:name="P7" style:family="paragraph" style:parent-style-name="Standard">
      <style:text-properties officeooo:rsid="0013305a" officeooo:paragraph-rsid="0013305a"/>
    </style:style>
    <style:style style:name="P8" style:family="paragraph" style:parent-style-name="Standard">
      <style:text-properties officeooo:rsid="00160d1d" officeooo:paragraph-rsid="00160d1d"/>
    </style:style>
    <style:style style:name="P9" style:family="paragraph" style:parent-style-name="Standard">
      <style:text-properties officeooo:rsid="0017db48" officeooo:paragraph-rsid="0017db48"/>
    </style:style>
    <style:style style:name="P10" style:family="paragraph" style:parent-style-name="Standard">
      <style:text-properties officeooo:rsid="0017ec03" officeooo:paragraph-rsid="0017ec03"/>
    </style:style>
    <style:style style:name="P11" style:family="paragraph" style:parent-style-name="Standard">
      <style:text-properties officeooo:rsid="00193de4" officeooo:paragraph-rsid="00193de4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60d1d" officeooo:paragraph-rsid="00160d1d"/>
    </style:style>
    <style:style style:name="T1" style:family="text">
      <style:text-properties officeooo:rsid="0010e28c"/>
    </style:style>
    <style:style style:name="T2" style:family="text">
      <style:text-properties officeooo:rsid="00127877"/>
    </style:style>
    <style:style style:name="T3" style:family="text">
      <style:text-properties officeooo:rsid="00144c0e"/>
    </style:style>
    <style:style style:name="T4" style:family="text">
      <style:text-properties officeooo:rsid="0017ec03"/>
    </style:style>
    <style:style style:name="T5" style:family="text">
      <style:text-properties officeooo:rsid="00193d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0. flash new firmware and new FPGA image</text:p>
      <text:p text:style-name="P5">1. power cycle N200</text:p>
      <text:p text:style-name="P5">2. remove all coax cables from N200</text:p>
      <text:p text:style-name="P1"><text:span text:style-name="T1">3</text:span>. uhd_cal_rx_iq_balance</text:p>
      <text:p text:style-name="P2"><text:span text:style-name="T1">4</text:span>. uhd_cal_tx_iq_balance</text:p>
      <text:p text:style-name="P2"><text:span text:style-name="T1">5</text:span>. sudo uhd_cal_tx_dc_offset</text:p>
      <text:p text:style-name="P2"><text:span text:style-name="T1">6</text:span>. repeat <text:span text:style-name="T1">3</text:span> to <text:span text:style-name="T1">5</text:span> <text:span text:style-name="T1">two</text:span> times</text:p>
      <text:p text:style-name="P1"/>
      <text:p text:style-name="P1"/>
      <text:p text:style-name="P6">sudo uhd_image_loader --args="type=usrp2,addr=192.168.2.201" --fw-path=~/uhd-images/uhd-images_003.010.twinrx-devel-234-g6189cea6/share/uhd/images/usrp_n200_fw.bin –fpga-path=~/uhd-images/uhd-images_003.010.twinrx-devel-234-g6189cea6/share/uhd/images/usrp_n200_r4_fpga.bin</text:p>
      <text:p text:style-name="P6"/>
      <text:p text:style-name="P1">sudo uhd_cal_rx_iq_balance --verbose --args addr=192.168.2.20<text:span text:style-name="T3">3</text:span> --freq_start 2<text:span text:style-name="T2">42</text:span>0000000 --freq_stop 2<text:span text:style-name="T2">48</text:span>0000000</text:p>
      <text:p text:style-name="P1"/>
      <text:p text:style-name="P3">sudo uhd_cal_tx_iq_balance --verbose --args addr=192.168.2.20<text:span text:style-name="T3">3</text:span> --freq_start 2<text:span text:style-name="T2">42</text:span>0000000 --freq_stop 2<text:span text:style-name="T2">48</text:span>0000000</text:p>
      <text:p text:style-name="P1"/>
      <text:p text:style-name="P3">sudo uhd_cal_tx_dc_offset --verbose --args addr=192.168.2.20<text:span text:style-name="T3">3</text:span> --freq_start 2<text:span text:style-name="T2">42</text:span>0000000 --freq_stop 2<text:span text:style-name="T2">48</text:span>0000000</text:p>
      <text:p text:style-name="P1"/>
      <text:p text:style-name="P1"/>
      <text:p text:style-name="P4">~/uhd-images/uhd-images_003.010.twinrx-devel-234-g6189cea6/share/uhd/images/usrp_n200_fw.bin</text:p>
      <text:p text:style-name="P4">~/uhd-images/uhd-images_003.010.twinrx-devel-234-g6189cea6/share/uhd/images/usrp_n200_r4_fpga.bin</text:p>
      <text:p text:style-name="P4"/>
      <text:p text:style-name="P4"/>
      <text:p text:style-name="P4"/>
      <text:p text:style-name="P7">sudo uhd_cal_rx_iq_balance --verbose --args addr=192.168.2.201 --freq_start 915000000 --freq_stop 915000000</text:p>
      <text:p text:style-name="P4"/>
      <text:p text:style-name="P7">sudo uhd_cal_tx_iq_balance --verbose --args addr=192.168.2.201 --freq_start 915000000 --freq_stop 915000000</text:p>
      <text:p text:style-name="P7"/>
      <text:p text:style-name="P7">sudo uhd_cal_tx_dc_offset --verbose --args addr=192.168.2.201 --freq_start 915000000 --freq_stop 915000000</text:p>
      <text:p text:style-name="P7"/>
      <text:p text:style-name="P7"/>
      <text:p text:style-name="P8">Khash’s PRN code</text:p>
      <text:p text:style-name="P8">PAPR I = 2.6</text:p>
      <text:p text:style-name="P8">PAPR Q = 2.7</text:p>
      <text:p text:style-name="P12"/>
      <text:p text:style-name="P9"/>
      <text:p text:style-name="P9"><text:span text:style-name="T4">0dBm</text:span> is the ca-tx-tone.grc</text:p>
      <text:p text:style-name="P9"/>
      <text:p text:style-name="P10">note: subtract error to get actual gain</text:p>
      <text:p text:style-name="P9"/>
      <text:p text:style-name="P10">table</text:p>
      <text:p text:style-name="P10"><text:soft-page-break/>usrp_gain<text:tab/>error<text:tab/><text:span text:style-name="T5">psd_db<text:tab/><text:tab/>SNR<text:tab/><text:tab/>FS</text:span></text:p>
      <text:p text:style-name="P10">0<text:tab/><text:tab/>-17<text:tab/>-<text:span text:style-name="T5">146<text:tab/><text:tab/>0</text:span></text:p>
      <text:p text:style-name="P11">5<text:tab/><text:tab/><text:tab/>-146<text:tab/><text:tab/>4</text:p>
      <text:p text:style-name="P11">10<text:tab/><text:tab/><text:tab/>-145</text:p>
      <text:p text:style-name="P11">15<text:tab/><text:tab/><text:tab/>-145</text:p>
      <text:p text:style-name="P11">20<text:tab/><text:tab/><text:tab/>-144</text:p>
      <text:p text:style-name="P11">25<text:tab/><text:tab/><text:tab/>-141</text:p>
      <text:p text:style-name="P11">30<text:tab/><text:tab/><text:tab/>-137</text:p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46:07.767859734</meta:creation-date>
    <dc:date>2016-10-13T19:02:51.702208983</dc:date>
    <meta:editing-duration>PT1H5M1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30" meta:word-count="165" meta:character-count="1514" meta:non-whitespace-character-count="1388"/>
  </office:meta>
</office:document-meta>
</file>